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assinatura</text:p>
          </table:table-cell>
          <table:table-cell office:value-type="string">
            <text:p>facebook</text:p>
          </table:table-cell>
          <table:table-cell office:value-type="string">
            <text:p>site</text:p>
          </table:table-cell>
          <table:table-cell office:value-type="string">
            <text:p>minibio</text:p>
          </table:table-cell>
          <table:table-cell office:value-type="string">
            <text:p>foto</text:p>
          </table:table-cell>
        </table:table-row>
        <table:table-row table:style-name="ro2">
          <table:table-cell office:value-type="string">
            <text:p>Lina Lopes</text:p>
          </table:table-cell>
          <table:table-cell/>
          <table:table-cell office:value-type="string">
            <text:p>https://www.facebook.com/senhoritalina</text:p>
          </table:table-cell>
          <table:table-cell office:value-type="string">
            <text:p><text:a xlink:href="http://www.linalopes.info/">http://www.linalopes.info</text:a></text:p>
          </table:table-cell>
          <table:table-cell office:value-type="string">
            <text:p>Artista e coordenadora do projeto Wear-us. Sua pesquisa abrange o campos de design e interação, video mapping, prototipagem, wearables e internet das coisas. Sua produção no campo das novas mídias permeia o conceito de instalação interativa, programação com Arduíno, Processing, Raspberry Pi, priorizando projetos de manipulação de imagem em tempo real.</text:p>
          </table:table-cell>
          <table:table-cell office:value-type="string">
            <text:p>lina</text:p>
          </table:table-cell>
        </table:table-row>
        <table:table-row table:style-name="ro1">
          <table:table-cell office:value-type="string">
            <text:p>Luis Leão</text:p>
          </table:table-cell>
          <table:table-cell/>
          <table:table-cell office:value-type="string">
            <text:p>https://www.facebook.com/luisleao</text:p>
          </table:table-cell>
          <table:table-cell office:value-type="string">
            <text:p>#</text:p>
          </table:table-cell>
          <table:table-cell office:value-type="string">
            <text:p>Engenheiro de inovação, é co-organizador do Google Developer Group São Paulo (GDG-SP) e membro do Garoa Hacker Clube. Desenvolve ideias factíveis com tecnologia, <text:s/>contribuindo em projetos open data, como a comunidade Transparência Hacker.</text:p>
          </table:table-cell>
          <table:table-cell office:value-type="string">
            <text:p>leao</text:p>
          </table:table-cell>
        </table:table-row>
        <table:table-row table:style-name="ro2">
          <table:table-cell office:value-type="string">
            <text:p>Renata Portelada</text:p>
          </table:table-cell>
          <table:table-cell/>
          <table:table-cell office:value-type="string">
            <text:p>https://www.facebook.com/renata.portelada</text:p>
          </table:table-cell>
          <table:table-cell office:value-type="string">
            <text:p>http://singularity-archlab.com</text:p>
          </table:table-cell>
          <table:table-cell office:value-type="string">
            <text:p>Sócia fundadora do LAS (Lab for Architectural Singularity) e arquiteta, formada pela Faculdade de Arquitetura e Urbanismo Mackenzie.Hoje desenvolve pesquisa onde o design generativo se combina com projeções tridimensionais e realidade virtual e aumentada.</text:p>
          </table:table-cell>
          <table:table-cell office:value-type="string">
            <text:p>renata</text:p>
          </table:table-cell>
        </table:table-row>
        <table:table-row table:style-name="ro2">
          <table:table-cell office:value-type="string">
            <text:p>Ricardo O'Nascimento</text:p>
          </table:table-cell>
          <table:table-cell/>
          <table:table-cell office:value-type="string">
            <text:p>https://www.facebook.com/rnascimento</text:p>
          </table:table-cell>
          <table:table-cell office:value-type="string">
            <text:p>http://www.onascimento.com/</text:p>
          </table:table-cell>
          <table:table-cell office:value-type="string">
            <text:p>Artista e pesquisador no campo de novas medias e arte interativa. Ele investiga a relação do corpo com o espaço com foco no desenvolvimento de interfaces vestíveis, instalações interativas e ambientes híbridos. Ele é o fundador do POPKALAB, um estudio criativo com sede em Rotterdam (Holanda).</text:p>
          </table:table-cell>
          <table:table-cell office:value-type="string">
            <text:p>ricardo</text:p>
          </table:table-cell>
        </table:table-row>
        <table:table-row table:style-name="ro1">
          <table:table-cell office:value-type="string">
            <text:p>Rita Wu</text:p>
          </table:table-cell>
          <table:table-cell/>
          <table:table-cell office:value-type="string">
            <text:p>https://www.facebook.com/digwu</text:p>
          </table:table-cell>
          <table:table-cell/>
          <table:table-cell office:value-type="string">
            <text:p>Designer e artista, trabalha com tecnologias digitais desde 2008. Entusiasta de tudo que envolve os seres vivos, atualmente trabalha com biologia sintética e biohacking. Interdisciplinar por natureza e indisciplinar por opção, já teve trabalhos apresentados em várias cidades do Brasil, em Berlim, Bruxelas e Linz.</text:p>
          </table:table-cell>
          <table:table-cell office:value-type="string">
            <text:p>rita</text:p>
          </table:table-cell>
        </table:table-row>
        <table:table-row table:style-name="ro1">
          <table:table-cell office:value-type="string">
            <text:p>Lúcia Nobuyasu</text:p>
          </table:table-cell>
          <table:table-cell/>
          <table:table-cell office:value-type="string">
            <text:p>https://www.facebook.com/lucia.nobuyasu</text:p>
          </table:table-cell>
          <table:table-cell office:value-type="string">
            <text:p>#</text:p>
          </table:table-cell>
          <table:table-cell office:value-type="string">
            <text:p>Formada em design de produto e cursando o mestrado em mídia e tecnologia na UNESP Bauru. Pesquisa wearable technology e cultura maker.</text:p>
          </table:table-cell>
          <table:table-cell office:value-type="string">
            <text:p>luci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15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5:04:10</meta:creation-date>
    <dc:date>2017-09-07T15:29:29</dc:date>
    <meta:editing-duration>PT10M5S</meta:editing-duration>
    <meta:editing-cycles>3</meta:editing-cycles>
    <meta:generator>OpenOffice/4.1.1$Unix OpenOffice.org_project/411m6$Build-9775</meta:generator>
    <meta:document-statistic meta:table-count="3" meta:cell-count="35" meta:object-count="0"/>
  </office:meta>
</office:document-meta>
</file>